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3971" officeooo:paragraph-rsid="001b3971"/>
    </style:style>
    <style:style style:name="P2" style:family="paragraph" style:parent-style-name="Standard">
      <style:text-properties fo:font-weight="bold" officeooo:rsid="001b3971" officeooo:paragraph-rsid="001b3971" style:font-weight-asian="bold" style:font-weight-complex="bold"/>
    </style:style>
    <style:style style:name="P3" style:family="paragraph" style:parent-style-name="Standard">
      <style:text-properties fo:font-weight="bold" officeooo:rsid="001b73f3" officeooo:paragraph-rsid="001b73f3" style:font-weight-asian="bold" style:font-weight-complex="bold"/>
    </style:style>
    <style:style style:name="P4" style:family="paragraph" style:parent-style-name="Standard">
      <style:text-properties fo:font-weight="bold" officeooo:rsid="001d7030" officeooo:paragraph-rsid="001d7030" style:font-weight-asian="bold" style:font-weight-complex="bold"/>
    </style:style>
    <style:style style:name="P5" style:family="paragraph" style:parent-style-name="Standard">
      <style:text-properties fo:font-weight="bold" officeooo:rsid="001e110e" officeooo:paragraph-rsid="001e110e" style:font-weight-asian="bold" style:font-weight-complex="bold"/>
    </style:style>
    <style:style style:name="P6" style:family="paragraph" style:parent-style-name="Standard">
      <style:text-properties fo:font-weight="bold" officeooo:rsid="001e7b9b" officeooo:paragraph-rsid="001e7b9b" style:font-weight-asian="bold" style:font-weight-complex="bold"/>
    </style:style>
    <style:style style:name="P7" style:family="paragraph" style:parent-style-name="Standard">
      <style:text-properties fo:font-weight="bold" officeooo:rsid="001ffe60" officeooo:paragraph-rsid="001ffe60" style:font-weight-asian="bold" style:font-weight-complex="bold"/>
    </style:style>
    <style:style style:name="P8" style:family="paragraph" style:parent-style-name="Standard">
      <style:text-properties fo:font-weight="bold" officeooo:rsid="002148d6" officeooo:paragraph-rsid="0021d6cb" style:font-weight-asian="bold" style:font-weight-complex="bold"/>
    </style:style>
    <style:style style:name="P9" style:family="paragraph" style:parent-style-name="Standard">
      <style:text-properties fo:font-weight="bold" officeooo:rsid="0022fce6" officeooo:paragraph-rsid="0022fce6" style:font-weight-asian="bold" style:font-weight-complex="bold"/>
    </style:style>
    <style:style style:name="P10" style:family="paragraph" style:parent-style-name="Standard">
      <style:text-properties fo:font-weight="bold" officeooo:rsid="0021d6cb" officeooo:paragraph-rsid="0021d6cb" style:font-weight-asian="bold" style:font-weight-complex="bold"/>
    </style:style>
    <style:style style:name="P11" style:family="paragraph" style:parent-style-name="Standard">
      <style:text-properties fo:font-weight="bold" officeooo:rsid="0029fcf7" officeooo:paragraph-rsid="0029fcf7" style:font-weight-asian="bold" style:font-weight-complex="bold"/>
    </style:style>
    <style:style style:name="P12" style:family="paragraph" style:parent-style-name="Standard">
      <style:text-properties officeooo:rsid="001b73f3" officeooo:paragraph-rsid="001b73f3"/>
    </style:style>
    <style:style style:name="P13" style:family="paragraph" style:parent-style-name="Standard">
      <style:text-properties fo:font-weight="normal" officeooo:rsid="001d7030" officeooo:paragraph-rsid="001d7030" style:font-weight-asian="normal" style:font-weight-complex="normal"/>
    </style:style>
    <style:style style:name="P14" style:family="paragraph" style:parent-style-name="Standard">
      <style:text-properties officeooo:rsid="001e110e" officeooo:paragraph-rsid="001e110e"/>
    </style:style>
    <style:style style:name="P15" style:family="paragraph" style:parent-style-name="Standard">
      <style:text-properties officeooo:rsid="001e7b9b" officeooo:paragraph-rsid="001e7b9b"/>
    </style:style>
    <style:style style:name="P16" style:family="paragraph" style:parent-style-name="Standard">
      <style:text-properties officeooo:rsid="001ffe60" officeooo:paragraph-rsid="001ffe60"/>
    </style:style>
    <style:style style:name="P17" style:family="paragraph" style:parent-style-name="Standard">
      <style:text-properties officeooo:rsid="002148d6" officeooo:paragraph-rsid="002148d6"/>
    </style:style>
    <style:style style:name="P18" style:family="paragraph" style:parent-style-name="Standard">
      <style:text-properties officeooo:rsid="002148d6" officeooo:paragraph-rsid="0021d6cb"/>
    </style:style>
    <style:style style:name="P19" style:family="paragraph" style:parent-style-name="Standard">
      <style:text-properties officeooo:rsid="0022fce6" officeooo:paragraph-rsid="0022fce6"/>
    </style:style>
    <style:style style:name="P20" style:family="paragraph" style:parent-style-name="Standard">
      <style:text-properties officeooo:rsid="00249bf7" officeooo:paragraph-rsid="00249bf7"/>
    </style:style>
    <style:style style:name="P21" style:family="paragraph" style:parent-style-name="Standard">
      <style:text-properties officeooo:rsid="0021d6cb" officeooo:paragraph-rsid="0021d6cb"/>
    </style:style>
    <style:style style:name="P22" style:family="paragraph" style:parent-style-name="Standard">
      <style:text-properties fo:color="#808080" officeooo:rsid="0025bd0c" officeooo:paragraph-rsid="0025bd0c"/>
    </style:style>
    <style:style style:name="P23" style:family="paragraph" style:parent-style-name="Standard">
      <style:text-properties fo:color="#808080" officeooo:rsid="0027430b" officeooo:paragraph-rsid="0027430b"/>
    </style:style>
    <style:style style:name="P24" style:family="paragraph" style:parent-style-name="Standard">
      <style:text-properties fo:color="#000000" officeooo:rsid="0027430b" officeooo:paragraph-rsid="0027430b"/>
    </style:style>
    <style:style style:name="P25" style:family="paragraph" style:parent-style-name="Standard">
      <style:text-properties fo:color="#000000" fo:font-weight="bold" officeooo:rsid="0027430b" officeooo:paragraph-rsid="0027430b" style:font-weight-asian="bold" style:font-weight-complex="bold"/>
    </style:style>
    <style:style style:name="P26" style:family="paragraph" style:parent-style-name="Standard">
      <style:text-properties fo:color="#000000" fo:font-weight="bold" officeooo:rsid="00289f49" officeooo:paragraph-rsid="00289f49" style:font-weight-asian="bold" style:font-weight-complex="bold"/>
    </style:style>
    <style:style style:name="P27" style:family="paragraph" style:parent-style-name="Standard">
      <style:text-properties fo:color="#000000" fo:font-weight="bold" officeooo:rsid="002965b0" officeooo:paragraph-rsid="002965b0" style:font-weight-asian="bold" style:font-weight-complex="bold"/>
    </style:style>
    <style:style style:name="P28" style:family="paragraph" style:parent-style-name="Standard">
      <style:text-properties fo:color="#000000" fo:font-weight="bold" officeooo:rsid="0029fcf7" officeooo:paragraph-rsid="0029fcf7" style:font-weight-asian="bold" style:font-weight-complex="bold"/>
    </style:style>
    <style:style style:name="P29" style:family="paragraph" style:parent-style-name="Standard">
      <style:text-properties fo:color="#000000" officeooo:rsid="00289f49" officeooo:paragraph-rsid="00289f49"/>
    </style:style>
    <style:style style:name="P30" style:family="paragraph" style:parent-style-name="Standard">
      <style:text-properties fo:color="#000000" officeooo:rsid="002965b0" officeooo:paragraph-rsid="002965b0"/>
    </style:style>
    <style:style style:name="P31" style:family="paragraph" style:parent-style-name="Standard">
      <style:text-properties fo:color="#000000" officeooo:rsid="0029fcf7" officeooo:paragraph-rsid="0029fcf7"/>
    </style:style>
    <style:style style:name="P32" style:family="paragraph" style:parent-style-name="Standard">
      <style:text-properties officeooo:rsid="0029fcf7" officeooo:paragraph-rsid="0029fcf7"/>
    </style:style>
    <style:style style:name="P33" style:family="paragraph" style:parent-style-name="Standard">
      <style:text-properties fo:color="#000000" officeooo:rsid="002fbdda" officeooo:paragraph-rsid="002fbdda"/>
    </style:style>
    <style:style style:name="P34" style:family="paragraph" style:parent-style-name="Standard">
      <style:text-properties fo:color="#000000" officeooo:rsid="003059de" officeooo:paragraph-rsid="003059de"/>
    </style:style>
    <style:style style:name="P35" style:family="paragraph" style:parent-style-name="Standard">
      <style:text-properties fo:color="#000000" officeooo:rsid="002965b0" officeooo:paragraph-rsid="002965b0"/>
    </style:style>
    <style:style style:name="P36" style:family="paragraph" style:parent-style-name="Standard">
      <style:text-properties fo:color="#000000" officeooo:rsid="00320d0e" officeooo:paragraph-rsid="00320d0e"/>
    </style:style>
    <style:style style:name="P37" style:family="paragraph" style:parent-style-name="Standard">
      <style:text-properties fo:color="#000000" fo:font-weight="bold" officeooo:rsid="00320d0e" officeooo:paragraph-rsid="00320d0e" style:font-weight-asian="bold" style:font-weight-complex="bold"/>
    </style:style>
    <style:style style:name="P38" style:family="paragraph" style:parent-style-name="Standard">
      <style:text-properties officeooo:rsid="0029fcf7" officeooo:paragraph-rsid="0029fcf7"/>
    </style:style>
    <style:style style:name="P39" style:family="paragraph" style:parent-style-name="Standard">
      <style:text-properties fo:font-weight="bold" officeooo:rsid="003390dc" officeooo:paragraph-rsid="003390dc" style:font-weight-asian="bold" style:font-weight-complex="bold"/>
    </style:style>
    <style:style style:name="P40" style:family="paragraph" style:parent-style-name="Standard">
      <style:text-properties fo:font-weight="normal" officeooo:rsid="003390dc" officeooo:paragraph-rsid="003390dc" style:font-weight-asian="normal" style:font-weight-complex="normal"/>
    </style:style>
    <style:style style:name="P41" style:family="paragraph" style:parent-style-name="Preformatted_20_Text">
      <style:text-properties fo:color="#808080" officeooo:rsid="00320d0e" officeooo:paragraph-rsid="00320d0e" fo:background-color="#232525"/>
    </style:style>
    <style:style style:name="P42" style:family="paragraph" style:parent-style-name="Preformatted_20_Text">
      <style:paragraph-properties fo:margin-top="0cm" fo:margin-bottom="0.499cm" loext:contextual-spacing="false"/>
      <style:text-properties fo:color="#a9b7c6" style:font-name="Source Code Pro"/>
    </style:style>
    <style:style style:name="P43" style:family="paragraph" style:parent-style-name="Preformatted_20_Text">
      <style:text-properties fo:color="#808080" fo:background-color="#232525"/>
    </style:style>
    <style:style style:name="P44" style:family="paragraph" style:parent-style-name="Preformatted_20_Text">
      <style:text-properties fo:color="#808080" style:font-name="Source Code Pro" fo:background-color="#232525"/>
    </style:style>
    <style:style style:name="P45" style:family="paragraph" style:parent-style-name="Preformatted_20_Text">
      <style:text-properties fo:color="#a9b7c6"/>
    </style:style>
    <style:style style:name="P46" style:family="paragraph" style:parent-style-name="Preformatted_20_Text">
      <style:text-properties fo:color="#a9b7c6" style:font-name="Source Code Pro"/>
    </style:style>
    <style:style style:name="P47" style:family="paragraph" style:parent-style-name="Preformatted_20_Text">
      <style:text-properties fo:color="#a9b7c6" style:font-name="Source Code Pro" fo:background-color="#232525"/>
    </style:style>
    <style:style style:name="T1" style:family="text">
      <style:text-properties officeooo:rsid="0021d6cb"/>
    </style:style>
    <style:style style:name="T2" style:family="text">
      <style:text-properties officeooo:rsid="0027430b"/>
    </style:style>
    <style:style style:name="T3" style:family="text">
      <style:text-properties officeooo:rsid="002bb4d0"/>
    </style:style>
    <style:style style:name="T4" style:family="text">
      <style:text-properties style:font-name="Source Code Pro"/>
    </style:style>
    <style:style style:name="T5" style:family="text">
      <style:text-properties style:font-name="Source Code Pro" fo:background-color="#232525" loext:char-shading-value="0"/>
    </style:style>
    <style:style style:name="T6" style:family="text">
      <style:text-properties fo:background-color="#232525" loext:char-shading-value="0"/>
    </style:style>
    <style:style style:name="T7" style:family="text">
      <style:text-properties fo:color="#cc7832" fo:font-weight="bold" fo:background-color="#232525" loext:char-shading-value="0"/>
    </style:style>
    <style:style style:name="T8" style:family="text">
      <style:text-properties fo:color="#cc7832" fo:background-color="#232525" loext:char-shading-value="0"/>
    </style:style>
    <style:style style:name="T9" style:family="text">
      <style:text-properties fo:color="#cc7832" style:font-name="Source Code Pro" fo:background-color="#232525" loext:char-shading-value="0"/>
    </style:style>
    <style:style style:name="T10" style:family="text">
      <style:text-properties fo:color="#ffc66d" fo:background-color="#232525" loext:char-shading-value="0"/>
    </style:style>
    <style:style style:name="T11" style:family="text">
      <style:text-properties fo:color="#9876aa" fo:background-color="#232525" loext:char-shading-value="0"/>
    </style:style>
    <style:style style:name="T12" style:family="text">
      <style:text-properties fo:color="#9876aa" style:font-name="Source Code Pro" fo:background-color="#232525" loext:char-shading-value="0"/>
    </style:style>
    <style:style style:name="T13" style:family="text">
      <style:text-properties fo:color="#6897bb" style:font-name="Source Code Pro" fo:background-color="#232525" loext:char-shading-value="0"/>
    </style:style>
    <style:style style:name="T14" style:family="text">
      <style:text-properties fo:color="#6897bb" fo:background-color="#232525" loext:char-shading-value="0"/>
    </style:style>
    <style:style style:name="T15" style:family="text">
      <style:text-properties fo:color="#6a8759" fo:background-color="#232525"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ITHUB</text:p>
      <text:p text:style-name="P13">Najpierw w github.com dajemy „Fork”, a następnie otwieramy terminal i klonujemy repozytorium:</text:p>
      <text:p text:style-name="P13"/>
      <text:p text:style-name="P13">git clone https://github.com/wojtekszydlowski/WRO_PHP_W_01_Podstawy_Programowania</text:p>
      <text:p text:style-name="P2"/>
      <text:p text:style-name="P2"/>
      <text:p text:style-name="P2">Komentarze w PHP:</text:p>
      <text:p text:style-name="P1"/>
      <text:p text:style-name="P1">I sposób</text:p>
      <text:p text:style-name="P1"># komentarz w jednej linii</text:p>
      <text:p text:style-name="P1"/>
      <text:p text:style-name="P1">II sposób</text:p>
      <text:p text:style-name="P1">/* </text:p>
      <text:p text:style-name="P1">to co pomiędzy tym to komenatarz</text:p>
      <text:p text:style-name="P1">*/</text:p>
      <text:p text:style-name="P1"/>
      <text:p text:style-name="P1">III sposób</text:p>
      <text:p text:style-name="P1">/**</text:p>
      <text:p text:style-name="P1">* tekst komentarza</text:p>
      <text:p text:style-name="P1">* to też</text:p>
      <text:p text:style-name="P1">*/</text:p>
      <text:p text:style-name="P1"/>
      <text:p text:style-name="P1"/>
      <text:p text:style-name="P3">Zmienne</text:p>
      <text:p text:style-name="P12"/>
      <text:p text:style-name="P12">Zaczynają się znakiem dolara ($) i później musi być litera (nie może być liczba).</text:p>
      <text:p text:style-name="P12">PHP reaguje na wielkość liter w zmiennych np. $test to co innego niż $TEST</text:p>
      <text:p text:style-name="P12"/>
      <text:p text:style-name="P3">Warunki</text:p>
      <text:p text:style-name="P12"/>
      <text:p text:style-name="P12">if (wyrazenie_warunkowe) {</text:p>
      <text:p text:style-name="P12"/>
      <text:p text:style-name="P12">}</text:p>
      <text:p text:style-name="P12">else if (inne_wyrazenie_warunkowe) {</text:p>
      <text:p text:style-name="P12"/>
      <text:p text:style-name="P12">}</text:p>
      <text:p text:style-name="P12">else {</text:p>
      <text:p text:style-name="P12">/instrukcje wykonywane jeśli nie zostanie spełniony żaden z poprzednich warunków</text:p>
      <text:p text:style-name="P12">}</text:p>
      <text:p text:style-name="P12"/>
      <text:p text:style-name="P12"/>
      <text:p text:style-name="P5">Operatory</text:p>
      <text:p text:style-name="P14"/>
      <text:p text:style-name="P14">And lub and to to samo co &amp;&amp;</text:p>
      <text:p text:style-name="P14">OR lub or to to samo co ||</text:p>
      <text:p text:style-name="P14"/>
      <text:p text:style-name="P14"/>
      <text:p text:style-name="P6">Pętla while</text:p>
      <text:p text:style-name="P15"/>
      <text:p text:style-name="P15">Dopóki (while) powtarzaj</text:p>
      <text:p text:style-name="P15">while (warunek) { //instrukcje do wykonania }</text:p>
      <text:p text:style-name="P15"/>
      <text:p text:style-name="P7"><text:soft-page-break/>Pętla for</text:p>
      <text:p text:style-name="P16"/>
      <text:p text:style-name="P16">for (inicjalizacja zmiennych;</text:p>
      <text:p text:style-name="P16"><text:s text:c="7"/>sprawdzanie warunku;</text:p>
      <text:p text:style-name="P16"><text:s text:c="7"/>modyfikacja zmiennych) {</text:p>
      <text:p text:style-name="P16">//instrukcje do wykonania</text:p>
      <text:p text:style-name="P16">}</text:p>
      <text:p text:style-name="P16"/>
      <text:p text:style-name="P17">np. for ($i=0; $i&lt;=10;$i++) {</text:p>
      <text:p text:style-name="P17">echo $i;</text:p>
      <text:p text:style-name="P17">echo &lt;br&gt;”;</text:p>
      <text:p text:style-name="P17">}</text:p>
      <text:p text:style-name="P17"/>
      <text:p text:style-name="P17">i++ - zwiększamy o 1</text:p>
      <text:p text:style-name="P17">i-- - zmniejszamy o 1</text:p>
      <text:p text:style-name="P17">i=i+10 - zwiększamy od 10</text:p>
      <text:p text:style-name="P17">i=i-2 – zmniejszamy o 2</text:p>
      <text:p text:style-name="P17"/>
      <text:p text:style-name="P17"/>
      <text:p text:style-name="P10">Modulo – reszta z dzielenia</text:p>
      <text:p text:style-name="P8"/>
      <text:p text:style-name="P21">if( 3 % 2 == 0) {</text:p>
      <text:p text:style-name="P21">echo „Liczba parzysta;</text:p>
      <text:p text:style-name="P21">} else {</text:p>
      <text:p text:style-name="P21">echo ‘Liczba nieparzysta’;</text:p>
      <text:p text:style-name="P18"><text:span text:style-name="T1">}</text:span> </text:p>
      <text:p text:style-name="P18"/>
      <text:p text:style-name="P18"/>
      <text:p text:style-name="P9">Funkcje</text:p>
      <text:p text:style-name="P19"/>
      <text:p text:style-name="P20">Nazwy funkcji i zmiennych deklarujemy po angielsku. Nazwa funkcji musi się zaczynać od litery.</text:p>
      <text:p text:style-name="P19">function sum($x, $y) {</text:p>
      <text:p text:style-name="P19">$mySum = $x + $y;</text:p>
      <text:p text:style-name="P19">return $mySum;</text:p>
      <text:p text:style-name="P19">}</text:p>
      <text:p text:style-name="P19"/>
      <text:p text:style-name="P20">$num1 = 20;</text:p>
      <text:p text:style-name="P20">$num2 = 15;</text:p>
      <text:p text:style-name="P20"/>
      <text:p text:style-name="P20">$numSum = sum($num1, $num2);</text:p>
      <text:p text:style-name="P20">echo (‘Suma liczb ’.$num1.’i ‘.$num2. ‘ = ‘.$numSum );</text:p>
      <text:p text:style-name="P20"/>
      <text:p text:style-name="P20"/>
      <text:p text:style-name="P22">Uwaga: <text:span text:style-name="T2">Połączenie </text:span>PDO – do bezpiecznego wyciągania danych z bazy danych</text:p>
      <text:p text:style-name="P22"/>
      <text:p text:style-name="P23"/>
      <text:p text:style-name="P33">Jeśli chcemy użyć zmiennej globalnej (z poza funkcji) to można to na 2 sposoby:</text:p>
      <text:p text:style-name="P33"/>
      <text:p text:style-name="P33">function (<text:bookmark-start text:name="__DdeLink__406_265688360"/>$zmienna_globalna)<text:bookmark-end text:name="__DdeLink__406_265688360"/></text:p>
      <text:p text:style-name="P33"/>
      <text:p text:style-name="P33">lub</text:p>
      <text:p text:style-name="P33"/>
      <text:p text:style-name="P33"><text:soft-page-break/>function (){</text:p>
      <text:p text:style-name="P33">global $zmienna_globalna;</text:p>
      <text:p text:style-name="P33">}</text:p>
      <text:p text:style-name="P33"/>
      <text:p text:style-name="P34">Jeśli zmienna oznaczona jako global zmieni się w funkcji (np. przed rozpoczęciem funkcji miała wartość 2, a w funkcji zmieni się na 3, to zmieni się ona również poza funkcją czyli po zakończeniu funkcji wynosić będzie ta zmienna 3.</text:p>
      <text:p text:style-name="P24"/>
      <text:p text:style-name="P24"/>
      <text:p text:style-name="P24"/>
      <text:p text:style-name="P24"/>
      <text:p text:style-name="P24"/>
      <text:p text:style-name="P25">Zmienne</text:p>
      <text:p text:style-name="P24"/>
      <text:p text:style-name="P24">Zmienna lokalna – taka co siedzi w funkcji i tylko tam jest używana i tylko tam działa (nie działa poza funkcją)</text:p>
      <text:p text:style-name="P24"/>
      <text:p text:style-name="P24">Zmienna globalna – coś zdefiniowanego nad funkcjami</text:p>
      <text:p text:style-name="P24"/>
      <text:p text:style-name="P24">&lt;?php</text:p>
      <text:p text:style-name="P24"/>
      <text:p text:style-name="P24"/>
      <text:p text:style-name="P24">$globalCost = 100;</text:p>
      <text:p text:style-name="P24"/>
      <text:p text:style-name="P24">function () {</text:p>
      <text:p text:style-name="P24">global $globalcost</text:p>
      <text:p text:style-name="P24">}</text:p>
      <text:p text:style-name="P24"/>
      <text:p text:style-name="P24"/>
      <text:p text:style-name="P29">Zmienna statyczna – zmienna z pamięcią, po wykonaniu funkcji nie jest niszczona. Gdy wywołamy funkcję z tą zmienną, to funkcja będzie pamiętała jej ostatni wynik</text:p>
      <text:p text:style-name="P29"/>
      <text:p text:style-name="P29"/>
      <text:p text:style-name="P26">Stałe</text:p>
      <text:p text:style-name="P29"/>
      <text:p text:style-name="P29">Jej wartości nigdy nie będą się zmieniać. Stały działają totalnie wszędzie. Żeby ją zdefiniować używamy:</text:p>
      <text:p text:style-name="P29">define (‘NAZWA_STALEJ’, wartosc_stalej’);</text:p>
      <text:p text:style-name="P29">Ważne – nazwę stałej piszemy dużymi literami, jeśli są 2 wyrazy to z podkreślnikiem pomiędzy nimi.</text:p>
      <text:p text:style-name="P29"/>
      <text:p text:style-name="P29">&lt;?php</text:p>
      <text:p text:style-name="P29"/>
      <text:p text:style-name="P29">define (‘LICZBA_PI’, 3.14);</text:p>
      <text:p text:style-name="P29"/>
      <text:p text:style-name="P29">$promien=15.5;</text:p>
      <text:p text:style-name="P29">$pole=LICZBA_PI * $promien * $promien</text:p>
      <text:p text:style-name="P29"/>
      <text:p text:style-name="P29">?&gt;</text:p>
      <text:p text:style-name="P29"/>
      <text:p text:style-name="P29"/>
      <text:p text:style-name="P26">Zmienne – referencje</text:p>
      <text:p text:style-name="P29"><text:soft-page-break/></text:p>
      <text:p text:style-name="P29">Zmienne zależne – jedna od drugiej. Jak zmienimy jedną zmienną, to zostanie zmieniona również druga.</text:p>
      <text:p text:style-name="P29"/>
      <text:p text:style-name="P30">&lt;?php</text:p>
      <text:p text:style-name="P30"/>
      <text:p text:style-name="P30">$a=’Joe’;</text:p>
      <text:p text:style-name="P30">$b = &amp;$a;</text:p>
      <text:p text:style-name="P30"/>
      <text:p text:style-name="P30">?&gt;</text:p>
      <text:p text:style-name="P30"/>
      <text:p text:style-name="P37">Przykład dla zmiennych referencyjnych:</text:p>
      <text:p text:style-name="P36"/>
      <text:p text:style-name="P41"><text:s/><text:span text:style-name="T4">* Napisz skrypt, który podaną przez użytkownika kwotę rozmieni na jak najmniejszą liczbę monet i banknotów o nominałach 1, 2, 5, 10 zł. Przykład:</text:span></text:p>
      <text:p text:style-name="P43"><text:s text:c="4"/><text:span text:style-name="T4">188 zł zostanie rozmienione na:</text:span></text:p>
      <text:p text:style-name="P43"><text:s text:c="8"/><text:span text:style-name="T4">18 banknotów 10 zł,</text:span></text:p>
      <text:p text:style-name="P43"><text:s text:c="8"/><text:span text:style-name="T4">1 moneta 5 zł,</text:span></text:p>
      <text:p text:style-name="P43"><text:s text:c="8"/><text:span text:style-name="T4">1 moneta 2 zł,</text:span></text:p>
      <text:p text:style-name="P43"><text:s text:c="8"/><text:span text:style-name="T4">1 moneta 1 zł.</text:span></text:p>
      <text:p text:style-name="P44">Funkcja przyjmuje liczby całkowite, czyli podana kwota ma być w pełnych złotych. W skrypcie należy zdefiniować funkcję, w której kwota oraz liczba poszczególnych monet są parametrami funkcji (użyj referencji). Funkcja powinna ustawiać wartość zmiennych przekazanych jako referencje reprezentujących liczbę monet danego nominału tak, żeby po jej wykonaniu można było wyświetlić wynik.</text:p>
      <text:p text:style-name="P43"><text:s/><text:span text:style-name="T4">*/</text:span></text:p>
      <text:p text:style-name="P46"><text:span text:style-name="T7">function </text:span><text:span text:style-name="T10">oblicz </text:span><text:span text:style-name="T6">(</text:span><text:span text:style-name="T11">$wartosc</text:span><text:span text:style-name="T8">, </text:span><text:span text:style-name="T6">&amp;</text:span><text:span text:style-name="T11">$dziesiec</text:span><text:span text:style-name="T8">, </text:span><text:span text:style-name="T6">&amp;</text:span><text:span text:style-name="T11">$piec</text:span><text:span text:style-name="T8">, </text:span><text:span text:style-name="T6">&amp;</text:span><text:span text:style-name="T11">$dwa</text:span><text:span text:style-name="T8">, </text:span><text:span text:style-name="T6">&amp;</text:span><text:span text:style-name="T11">$jeden</text:span><text:span text:style-name="T6">) {</text:span></text:p>
      <text:p text:style-name="P45"><text:span text:style-name="T6"><text:s text:c="4"/></text:span><text:span text:style-name="T12">$dziesiec </text:span><text:span text:style-name="T5">= floor (</text:span><text:span text:style-name="T12">$wartosc </text:span><text:span text:style-name="T5">/ </text:span><text:span text:style-name="T13">10</text:span><text:span text:style-name="T5">)</text:span><text:span text:style-name="T9">;</text:span></text:p>
      <text:p text:style-name="P45"><text:span text:style-name="T8"><text:s text:c="4"/></text:span><text:span text:style-name="T12">$wartosc </text:span><text:span text:style-name="T5">-= </text:span><text:span text:style-name="T12">$dziesiec </text:span><text:span text:style-name="T5">* </text:span><text:span text:style-name="T13">10</text:span><text:span text:style-name="T9">;</text:span></text:p>
      <text:p text:style-name="P45"><text:span text:style-name="T8"><text:s text:c="4"/></text:span><text:span text:style-name="T12">$piec </text:span><text:span text:style-name="T5">= floor (</text:span><text:span text:style-name="T12">$wartosc </text:span><text:span text:style-name="T5">/ </text:span><text:span text:style-name="T13">5</text:span><text:span text:style-name="T5">)</text:span><text:span text:style-name="T9">;</text:span></text:p>
      <text:p text:style-name="P45"><text:span text:style-name="T8"><text:s text:c="4"/></text:span><text:span text:style-name="T12">$wartosc </text:span><text:span text:style-name="T5">-= </text:span><text:span text:style-name="T12">$piec </text:span><text:span text:style-name="T5">* </text:span><text:span text:style-name="T13">5</text:span><text:span text:style-name="T9">;</text:span></text:p>
      <text:p text:style-name="P45"><text:span text:style-name="T8"><text:s text:c="4"/></text:span><text:span text:style-name="T12">$dwa </text:span><text:span text:style-name="T5">= floor (</text:span><text:span text:style-name="T12">$wartosc </text:span><text:span text:style-name="T5">/ </text:span><text:span text:style-name="T13">2</text:span><text:span text:style-name="T5">)</text:span><text:span text:style-name="T9">;</text:span></text:p>
      <text:p text:style-name="P45"><text:span text:style-name="T8"><text:s text:c="4"/></text:span><text:span text:style-name="T12">$wartosc </text:span><text:span text:style-name="T5">-= </text:span><text:span text:style-name="T12">$dwa </text:span><text:span text:style-name="T5">* </text:span><text:span text:style-name="T13">2</text:span><text:span text:style-name="T9">;</text:span></text:p>
      <text:p text:style-name="P45"><text:span text:style-name="T8"><text:s text:c="4"/></text:span><text:span text:style-name="T12">$jeden </text:span><text:span text:style-name="T5">= </text:span><text:span text:style-name="T12">$wartosc</text:span><text:span text:style-name="T9">;</text:span></text:p>
      <text:p text:style-name="P47">}</text:p>
      <text:p text:style-name="P46"><text:span text:style-name="T11">$kwota </text:span><text:span text:style-name="T6">= </text:span><text:span text:style-name="T14">188</text:span><text:span text:style-name="T8">;</text:span></text:p>
      <text:p text:style-name="P46"><text:span text:style-name="T6">oblicz (</text:span><text:span text:style-name="T11">$kwota</text:span><text:span text:style-name="T8">, </text:span><text:span text:style-name="T11">$b10</text:span><text:span text:style-name="T8">, </text:span><text:span text:style-name="T11">$m5</text:span><text:span text:style-name="T8">, </text:span><text:span text:style-name="T11">$m2</text:span><text:span text:style-name="T8">, </text:span><text:span text:style-name="T11">$m1</text:span><text:span text:style-name="T6">)</text:span><text:span text:style-name="T8">;</text:span></text:p>
      <text:p text:style-name="P46"><text:span text:style-name="T7">echo </text:span><text:span text:style-name="T15">"Kwotę </text:span><text:span text:style-name="T11">$kwota</text:span><text:span text:style-name="T15"> zł można rozmienić na:&lt;br&gt;"</text:span><text:span text:style-name="T8">;</text:span></text:p>
      <text:p text:style-name="P46"><text:span text:style-name="T7">echo </text:span><text:span text:style-name="T15">'10zł banknotów: '</text:span><text:span text:style-name="T6">.</text:span><text:span text:style-name="T11">$b10</text:span><text:span text:style-name="T6">.</text:span><text:span text:style-name="T15">'&lt;br&gt;'</text:span><text:span text:style-name="T8">;</text:span></text:p>
      <text:p text:style-name="P46"><text:span text:style-name="T7">echo </text:span><text:span text:style-name="T15">'5ł monet: '</text:span><text:span text:style-name="T6">.</text:span><text:span text:style-name="T11">$m5</text:span><text:span text:style-name="T6">.</text:span><text:span text:style-name="T15">'&lt;br&gt;'</text:span><text:span text:style-name="T8">;</text:span></text:p>
      <text:p text:style-name="P46"><text:span text:style-name="T7">echo </text:span><text:span text:style-name="T15">'2zł monet: '</text:span><text:span text:style-name="T6">.</text:span><text:span text:style-name="T11">$m2</text:span><text:span text:style-name="T6">.</text:span><text:span text:style-name="T15">'&lt;br&gt;'</text:span><text:span text:style-name="T8">;</text:span></text:p>
      <text:p text:style-name="P42"><text:span text:style-name="T7">echo </text:span><text:span text:style-name="T15">'1zł monet: '</text:span><text:span text:style-name="T6">.</text:span><text:span text:style-name="T11">$m1</text:span><text:span text:style-name="T6">.</text:span><text:span text:style-name="T15">'&lt;br&gt;'</text:span><text:span text:style-name="T8">;</text:span></text:p>
      <text:p text:style-name="P36"/>
      <text:p text:style-name="P30"/>
      <text:p text:style-name="P30"/>
      <text:p text:style-name="P27">var_dump</text:p>
      <text:p text:style-name="P30"/>
      <text:p text:style-name="P30">Pokazuje wszystko co wie o zmiennej. Bardzo przydaje się przy tablicach.</text:p>
      <text:p text:style-name="P30"/>
      <text:p text:style-name="P30">&lt;?php</text:p>
      <text:p text:style-name="P30"/>
      <text:p text:style-name="P30"><text:bookmark-start text:name="__DdeLink__201_1523422291"/>var_dump<text:bookmark-end text:name="__DdeLink__201_1523422291"/> („Jakiś napis”)</text:p>
      <text:p text:style-name="P30">var_dump (34);</text:p>
      <text:p text:style-name="P30"/>
      <text:p text:style-name="P30">?&gt;</text:p>
      <text:p text:style-name="P30"><text:soft-page-break/></text:p>
      <text:p text:style-name="P30">Wynik na stronie</text:p>
      <text:p text:style-name="P30"/>
      <text:p text:style-name="P30">String ‘Jakiś napis’ (length=12);</text:p>
      <text:p text:style-name="P30"/>
      <text:p text:style-name="P30">int 34</text:p>
      <text:p text:style-name="P30"/>
      <text:p text:style-name="P30"/>
      <text:p text:style-name="P28">Tablice</text:p>
      <text:p text:style-name="P31"/>
      <text:p text:style-name="P31">Definiowanie tablicy (musi być ona zdefiniowana wcześniej):</text:p>
      <text:p text:style-name="P31">$weekdays = array();</text:p>
      <text:p text:style-name="P31">lub</text:p>
      <text:p text:style-name="P31">$weekdays = [];</text:p>
      <text:p text:style-name="P31"/>
      <text:p text:style-name="P20"/>
      <text:p text:style-name="P11">Typ danych object</text:p>
      <text:p text:style-name="P32"/>
      <text:p text:style-name="P32">Obiekt ma klasę. W nie<text:span text:style-name="T3">j</text:span> możemy przetrzymywać zmienne i funkcje.</text:p>
      <text:p text:style-name="P20"/>
      <text:p text:style-name="P32">Class Animal {</text:p>
      <text:p text:style-name="P32">private $weight;</text:p>
      <text:p text:style-name="P32">$private $colorl</text:p>
      <text:p text:style-name="P32"/>
      <text:p text:style-name="P32">public function feed() {</text:p>
      <text:p text:style-name="P32">$this→hungry = false;</text:p>
      <text:p text:style-name="P32">}</text:p>
      <text:p text:style-name="P32">}</text:p>
      <text:p text:style-name="P32"/>
      <text:p text:style-name="P32">$animal = new Animal();</text:p>
      <text:p text:style-name="P32">$animal-&gt;feed();</text:p>
      <text:p text:style-name="P32"/>
      <text:p text:style-name="P32"/>
      <text:p text:style-name="P32"/>
      <text:p text:style-name="P32"/>
      <text:p text:style-name="P39">Operacje na ciągach</text:p>
      <text:p text:style-name="P39"/>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1T11:21:20.479439288</meta:creation-date>
    <meta:generator>LibreOffice/5.1.4.2$Linux_X86_64 LibreOffice_project/10m0$Build-2</meta:generator>
    <dc:date>2017-02-04T16:53:08.757387905</dc:date>
    <meta:editing-duration>PT6H23M30S</meta:editing-duration>
    <meta:editing-cycles>15</meta:editing-cycles>
    <meta:document-statistic meta:table-count="0" meta:image-count="0" meta:object-count="0" meta:page-count="5" meta:paragraph-count="145" meta:word-count="694" meta:character-count="4423" meta:non-whitespace-character-count="3783"/>
  </office:meta>
</office:document-meta>
</file>